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anchanan" svg:font-family="Panchanan" style:font-adornments="Regular" style:font-pitch="variable"/>
    <style:font-face style:name="Panchanan Regular" svg:font-family="'Panchanan Regular'" style:font-adornments="Regular"/>
    <style:font-face style:name="Panchanan:ss01=1" svg:font-family="Panchanan:ss01=1" style:font-adornments="Regular"/>
    <style:font-face style:name="Panchanan:ss01=11" svg:font-family="Panchanan:ss01=1" style:font-adornments="Regular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870b3" officeooo:paragraph-rsid="001870b3" style:font-size-asian="16.6499996185303pt" style:font-name-complex="Panchanan" style:font-size-complex="20pt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size="32pt" officeooo:rsid="00211c5b" officeooo:paragraph-rsid="00211c5b" style:font-size-asian="32pt" style:font-name-complex="Panchanan" style:font-size-complex="32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88pt" officeooo:rsid="00211c5b" officeooo:paragraph-rsid="00211c5b" style:font-size-asian="88pt" style:font-name-complex="Panchanan" style:font-size-complex="88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20pt" officeooo:rsid="00211c5b" officeooo:paragraph-rsid="00211c5b" style:font-size-asian="16.6499996185303pt" style:font-name-complex="Panchanan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40pt" officeooo:rsid="00211c5b" officeooo:paragraph-rsid="00211c5b" style:font-size-asian="40pt" style:font-name-complex="Panchanan" style:font-size-complex="4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officeooo:rsid="00211c5b" officeooo:paragraph-rsid="00211c5b" style:font-size-asian="16pt" style:font-name-complex="Panchanan" style:font-size-complex="16pt" style:font-weight-complex="normal"/>
    </style:style>
    <style:style style:name="P7" style:family="paragraph" style:parent-style-name="Standard">
      <style:text-properties fo:font-size="20pt" officeooo:rsid="001870b3" officeooo:paragraph-rsid="001870b3" style:font-size-asian="16.6499996185303pt" style:font-name-complex="Panchanan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0pt" officeooo:rsid="001e0f58" officeooo:paragraph-rsid="001e0f58" style:font-size-asian="16.6499996185303pt" style:font-name-complex="Panchanan" style:font-size-complex="2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Liberation Serif" fo:font-size="20pt" officeooo:rsid="001e0f58" officeooo:paragraph-rsid="001e0f58" style:font-name-asian="NSimSun1" style:font-size-asian="16.6499996185303pt" style:font-name-complex="Panchanan Regular" style:font-size-complex="20pt" style:font-weight-complex="normal"/>
    </style:style>
    <style:style style:name="P10" style:family="paragraph">
      <style:paragraph-properties fo:text-align="center"/>
    </style:style>
    <style:style style:name="T1" style:family="text">
      <style:text-properties style:font-size-asian="16.7000007629395pt" style:font-name-complex="Panchanan:ss01=1"/>
    </style:style>
    <style:style style:name="T2" style:family="text">
      <style:text-properties officeooo:rsid="001b3363"/>
    </style:style>
    <style:style style:name="T3" style:family="text">
      <style:text-properties style:font-size-asian="16.7000007629395pt" style:font-name-complex="Panchanan:ss01=11"/>
    </style:style>
    <style:style style:name="T4" style:family="text">
      <style:text-properties officeooo:rsid="0019649f"/>
    </style:style>
    <style:style style:name="T5" style:family="text">
      <style:text-properties style:font-name="Panchanan Regular" style:font-name-asian="Panchanan Regular" style:font-name-complex="Panchanan Regular"/>
    </style:style>
    <style:style style:name="T6" style:family="text">
      <style:text-properties style:font-name="Liberation Serif" style:font-name-asian="NSimSun1" style:font-name-complex="Panchanan Regular"/>
    </style:style>
    <style:style style:name="T7" style:family="text">
      <style:text-properties officeooo:rsid="00211c5b" style:font-name-complex="Panchanan Regular"/>
    </style:style>
    <style:style style:name="gr1" style:family="graphic">
      <style:graphic-properties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বোধপ্রকাশং শব্দশাস্ত্রং</text:p>
      <text:p text:style-name="P1">ফিরিঙ্গিনা<text:span text:style-name="T1">মু</text:span>পকারার্থং</text:p>
      <text:p text:style-name="P1">ক্রিয়<text:span text:style-name="T2">তে</text:span> হা<text:span text:style-name="T3">লে</text:span>দঙ্গ<text:span text:style-name="T4">্রে</text:span>জী</text:p>
      <text:p text:style-name="P2">A</text:p>
      <text:p text:style-name="P3">GRAMMAR</text:p>
      <text:p text:style-name="P4">OF THE </text:p>
      <text:p text:style-name="P5">BENGAL <text:s/>LANGUAGE <text:tab/></text:p>
      <text:p text:style-name="P6">BY</text:p>
      <text:p text:style-name="P4">NATHANIEL BRASSEY HALHEAD </text:p>
      <text:p text:style-name="P7"/>
      <text:p text:style-name="P8">ইন্<text:span text:style-name="T5">‍</text:span><text:span text:style-name="T6">দ্রাদয়োপি যস্যান্তং নয়যুঃ শব্দবারিধে।</text:span></text:p>
      <text:p text:style-name="P9">প্রক্রিয়ান্তস্য কৃৎস্নস্য ক্ষমোবক্তুং নরঃ কথং<text:span text:style-name="T7">॥</text:span></text:p>
      <text:p text:style-name="P9"><draw:line text:anchor-type="paragraph" draw:z-index="0" draw:name="Horizontal line 1" draw:style-name="gr1" draw:text-style-name="P10" svg:x1="2.007cm" svg:y1="0.374cm" svg:x2="15.929cm" svg:y2="0.374cm"><text:p/></draw:line><text:span text:style-name="T7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Panchanan" svg:font-family="Panchanan" style:font-adornments="Regular" style:font-pitch="variable"/>
    <style:font-face style:name="Panchanan Regular" svg:font-family="'Panchanan Regular'" style:font-adornments="Regular"/>
    <style:font-face style:name="Panchanan:ss01=1" svg:font-family="Panchanan:ss01=1" style:font-adornments="Regular"/>
    <style:font-face style:name="Panchanan:ss01=11" svg:font-family="Panchanan:ss01=1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2pt" style:language-asian="ko" style:country-asian="KR" style:font-name-complex="Lucida Sans" style:font-size-complex="12pt" style:language-complex="bn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2pt" style:language-asian="ko" style:country-asian="KR" style:font-name-complex="Lucida Sans" style:font-size-complex="12pt" style:language-complex="bn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End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loext:hidden="true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loext:hidden="true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loext:hidden="true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loext:hidden="true" style:hidden="true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loext:hidden="true" style:hidden="true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loext:hidden="true" style:hidden="true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Figure" style:family="paragraph" loext:hidden="true" style:hidden="true" style:parent-style-name="Caption" style:class="extra"/>
    <style:style style:name="Table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Drawing" style:family="paragraph" loext:hidden="true" style:hidden="true" style:parent-style-name="Caption" style:class="extra"/>
    <style:style style:name="Head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loext:hidden="true" style:hidden="true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loext:hidden="true" style:hidden="true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able_20_index_20_1" style:display-name="Tabl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7" style:display-name="Contents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igure_20_Index_20_1" style:display-name="Figure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1" style:display-name="User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1" style:display-name="Contents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loext:hidden="true" style:hidden="true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loext:hidden="true" style:hidden="true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loext:hidden="true" style:hidden="true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loext:hidden="true" style:hidden="true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loext:hidden="true" style:hidden="true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8" style:display-name="Contents 8" style:family="paragraph" loext:hidden="true" style:hidden="true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loext:hidden="true" style:hidden="true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Bibliography_20_1" style:display-name="Bibliography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loext:hidden="true" style:hidden="true" style:parent-style-name="Index" style:class="index">
      <style:paragraph-properties fo:margin-left="0cm" fo:margin-right="0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style:contextual-spacing="false" text:number-lines="true" text:line-number="1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loext:hidden="true" style:hidden="true" style:parent-style-name="Heading" style:next-style-name="Text_20_body" style:default-outline-level="10" style:list-style-name="Outline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Marginalia" style:family="paragraph" loext:hidden="true" style:hidden="true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loext:hidden="true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" style:family="paragraph" style:parent-style-name="Text_20_body" style:class="list"/>
    <style:style style:name="Numbering_20_5_20_Cont." style:display-name="Numbering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0cm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635cm" fo:margin-right="0cm" fo:margin-top="0cm" fo:margin-bottom="0.423cm" style:contextual-spacing="false" fo:text-indent="-0.635cm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635cm" fo:margin-right="0cm" fo:margin-top="0cm" fo:margin-bottom="0.212cm" style:contextual-spacing="false" fo:text-indent="0cm" style:auto-text-indent="false"/>
    </style:style>
    <style:style style:name="Numbering_20_2" style:display-name="Numbering 2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1.27cm" fo:margin-right="0cm" fo:margin-top="0.423cm" fo:margin-bottom="0.212cm" style:contextual-spacing="false" fo:text-indent="-0.635cm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1.27cm" fo:margin-right="0cm" fo:margin-top="0cm" fo:margin-bottom="0.423cm" style:contextual-spacing="false" fo:text-indent="-0.635cm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1.27cm" fo:margin-right="0cm" fo:margin-top="0cm" fo:margin-bottom="0.212cm" style:contextual-spacing="false" fo:text-indent="0cm" style:auto-text-indent="false"/>
    </style:style>
    <style:style style:name="Numbering_20_3" style:display-name="Numbering 3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1.905cm" fo:margin-right="0cm" fo:margin-top="0.423cm" fo:margin-bottom="0.212cm" style:contextual-spacing="false" fo:text-indent="-0.635cm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1.905cm" fo:margin-right="0cm" fo:margin-top="0cm" fo:margin-bottom="0.423cm" style:contextual-spacing="false" fo:text-indent="-0.635cm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1.905cm" fo:margin-right="0cm" fo:margin-top="0cm" fo:margin-bottom="0.212cm" style:contextual-spacing="false" fo:text-indent="0cm" style:auto-text-indent="false"/>
    </style:style>
    <style:style style:name="Numbering_20_4" style:display-name="Numbering 4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2.54cm" fo:margin-right="0cm" fo:margin-top="0cm" fo:margin-bottom="0.212cm" style:contextual-spacing="false" fo:text-indent="0cm" style:auto-text-indent="false"/>
    </style:style>
    <style:style style:name="Numbering_20_5" style:display-name="Numbering 5" style:family="paragraph" loext:hidden="true" style:hidden="true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cm" fo:margin-right="0cm" fo:text-indent="0.499cm" style:auto-text-indent="false"/>
    </style:style>
    <style:style style:name="Exampl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aption_20_characters" style:display-name="Caption characters" style:family="text" loext:hidden="true" style:hidden="true"/>
    <style:style style:name="Definition" style:family="text" loext:hidden="true" style:hidden="true"/>
    <style:style style:name="Endnote_20_anchor" style:display-name="Endnote anchor" style:family="text" loext:hidden="true" style:hidden="true">
      <style:text-properties style:text-position="super 58%"/>
    </style:style>
    <style:style style:name="Endnote_20_Symbol" style:display-name="Endnote Symbol" style:family="text" loext:hidden="true" style:hidden="true"/>
    <style:style style:name="Footnote_20_anchor" style:display-name="Footnote anchor" style:family="text" loext:hidden="true" style:hidden="true">
      <style:text-properties style:text-position="super 58%"/>
    </style:style>
    <style:style style:name="Footnote_20_Symbol" style:display-name="Footnote Symbol" style:family="text" loext:hidden="true" style:hidden="true"/>
    <style:style style:name="Drop_20_Caps" style:display-name="Drop Caps" style:family="text" loext:hidden="true" style:hidden="true"/>
    <style:style style:name="Teletype" style:family="text" loext:hidden="true" style:hidden="true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Rubies" style:family="text" loext:hidden="true" style:hidden="true">
      <style:text-properties fo:font-size="6pt" style:text-underline-style="none" style:font-size-asian="6pt" style:font-size-complex="6pt" style:text-emphasize="none"/>
    </style:style>
    <style:style style:name="Page_20_Number" style:display-name="Page Number" style:family="text" loext:hidden="true" style:hidden="true"/>
    <style:style style:name="Main_20_index_20_entry" style:display-name="Main index entry" style:family="text" loext:hidden="true" style:hidden="true">
      <style:text-properties fo:font-weight="bold" style:font-weight-asian="bold" style:font-weight-complex="bold"/>
    </style:style>
    <style:style style:name="Vertical_20_Numbering_20_Symbols" style:display-name="Vertical Numbering Symbols" style:family="text" loext:hidden="true" style:hidden="true">
      <style:text-properties style:text-rotation-angle="90" style:text-rotation-scale="line-height"/>
    </style:style>
    <style:style style:name="Index_20_Link" style:display-name="Index Link" style:family="text" loext:hidden="true" style:hidden="true"/>
    <style:style style:name="Line_20_numbering" style:display-name="Line numbering" style:family="text" loext:hidden="true" style:hidden="true"/>
    <style:style style:name="Bullet_20_Symbols" style:display-name="Bullet Symbols" style:family="text" loext:hidden="true" style:hidden="true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 loext:hidden="true" style:hidden="true"/>
    <text:outline-style style:name="Outline">
      <text:outline-level-style text:level="1" text:style-name="Numbering_20_Symbols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8T21:41:06.353875681</meta:creation-date>
    <dc:title>Simple</dc:title>
    <meta:generator>LibreOffice/24.8.4.2$Linux_X86_64 LibreOffice_project/480$Build-2</meta:generator>
    <meta:editing-duration>PT17M25S</meta:editing-duration>
    <meta:editing-cycles>8</meta:editing-cycles>
    <meta:print-date>2025-01-28T21:46:17.742173855</meta:print-date>
    <meta:printed-by>PDF files</meta:printed-by>
    <dc:date>2025-02-07T22:00:01.847588839</dc:date>
    <meta:document-statistic meta:table-count="0" meta:image-count="0" meta:object-count="0" meta:page-count="1" meta:paragraph-count="11" meta:word-count="24" meta:character-count="131" meta:non-whitespace-character-count="113"/>
    <meta:template xlink:type="simple" xlink:actuate="onRequest" xlink:title="Simple" xlink:href="../../../../../../usr/lib/libreoffice/share/template/common/styles/Simple.ott" meta:date="2025-01-28T21:41:05.940179851"/>
  </office:meta>
</office:document-meta>
</file>